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2.804cm" fo:min-width="2.55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  <style:text-properties style:text-position="sub 58%"/>
    </style:style>
    <style:style style:name="P4" style:family="paragraph">
      <loext:graphic-properties draw:fill="solid" draw:fill-color="#ffffff"/>
      <style:paragraph-properties fo:text-align="center"/>
      <style:text-properties style:text-position="sub 58%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318cm" svg:height="4.318cm" svg:x="2.27cm" svg:y="10.144cm">
          <text:p text:style-name="P1"><text:s/>S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318cm" svg:height="4.318cm" svg:x="7.731cm" svg:y="3.286cm">
          <text:p text:style-name="P1"><text:s/>S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4.318cm" svg:height="4.318cm" svg:x="12.557cm" svg:y="10.271cm">
          <text:p text:style-name="P3"><text:span text:style-name="T1"><text:s/></text:span><text:span text:style-name="T2">S</text:span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5" draw:layer="layout" svg:x1="8.239cm" svg:y1="7.096cm" svg:x2="5.445cm" svg:y2="10.525cm">
          <text:p/>
        </draw:line>
        <draw:line draw:style-name="gr2" draw:text-style-name="P5" draw:layer="layout" svg:x1="11.287cm" svg:y1="7.223cm" svg:x2="13.7cm" svg:y2="10.652cm">
          <text:p/>
        </draw:line>
        <draw:frame draw:style-name="gr3" draw:text-style-name="P6" draw:layer="layout" svg:width="1.056cm" svg:height="1.171cm" svg:x="5.572cm" svg:y="7.985cm">
          <draw:text-box>
            <text:p>a<text:span text:style-name="T1">1</text:span></text:p>
          </draw:text-box>
        </draw:frame>
        <draw:frame draw:style-name="gr3" draw:text-style-name="P6" draw:layer="layout" svg:width="1.056cm" svg:height="1.171cm" svg:x="12.811cm" svg:y="7.985cm">
          <draw:text-box>
            <text:p>a<text:span text:style-name="T1">2</text:span></text:p>
          </draw:text-box>
        </draw:frame>
        <draw:frame draw:style-name="gr3" draw:text-style-name="P6" draw:layer="layout" svg:width="2.238cm" svg:height="1.171cm" svg:x="13.954cm" svg:y="5.572cm">
          <draw:text-box>
            <text:p><text:span text:style-name="T2">t</text:span><text:span text:style-name="T1">0 </text:span><text:span text:style-name="T2">= 10</text:span></text:p>
          </draw:text-box>
        </draw:frame>
        <draw:frame draw:style-name="gr3" draw:text-style-name="P6" draw:layer="layout" svg:width="2.06cm" svg:height="1.171cm" svg:x="14.053cm" svg:y="6.715cm">
          <draw:text-box>
            <text:p><text:span text:style-name="T2">n</text:span><text:span text:style-name="T1">0 </text:span><text:span text:style-name="T2">= 1</text:span></text:p>
          </draw:text-box>
        </draw:frame>
        <draw:frame draw:style-name="gr3" draw:text-style-name="P6" draw:layer="layout" svg:width="3.884cm" svg:height="0.962cm" svg:x="8.165cm" svg:y="1.689cm">
          <draw:text-box>
            <text:p>First Rollout</text:p>
          </draw:text-box>
        </draw:frame>
        <draw:frame draw:style-name="gr3" draw:text-style-name="P6" draw:layer="layout" svg:width="2.238cm" svg:height="1.171cm" svg:x="6.733cm" svg:y="11.287cm">
          <draw:text-box>
            <text:p><text:span text:style-name="T2">t</text:span><text:span text:style-name="T3">1</text:span><text:span text:style-name="T1"> </text:span><text:span text:style-name="T2">= 10</text:span></text:p>
          </draw:text-box>
        </draw:frame>
        <draw:frame draw:style-name="gr3" draw:text-style-name="P6" draw:layer="layout" svg:width="2.06cm" svg:height="1.171cm" svg:x="6.606cm" svg:y="12.656cm">
          <draw:text-box>
            <text:p><text:span text:style-name="T2">n</text:span><text:span text:style-name="T3">1</text:span><text:span text:style-name="T1"> </text:span><text:span text:style-name="T2">= 1</text:span></text:p>
          </draw:text-box>
        </draw:frame>
        <draw:frame draw:style-name="gr3" draw:text-style-name="P6" draw:layer="layout" svg:width="1.887cm" svg:height="1.171cm" svg:x="17.274cm" svg:y="11.132cm">
          <draw:text-box>
            <text:p><text:span text:style-name="T2">t</text:span><text:span text:style-name="T3">2</text:span><text:span text:style-name="T1"> </text:span><text:span text:style-name="T2">= </text:span><text:span text:style-name="T2">0</text:span></text:p>
          </draw:text-box>
        </draw:frame>
        <draw:frame draw:style-name="gr3" draw:text-style-name="P6" draw:layer="layout" svg:width="2.06cm" svg:height="1.171cm" svg:x="17.355cm" svg:y="12.43cm">
          <draw:text-box>
            <text:p><text:span text:style-name="T2">n</text:span><text:span text:style-name="T3">2</text:span><text:span text:style-name="T1"> </text:span><text:span text:style-name="T2">= </text:span><text:span text:style-name="T2">0</text:span></text:p>
          </draw:text-box>
        </draw:frame>
        <draw:line draw:style-name="gr4" draw:text-style-name="P5" draw:layer="layout" svg:x1="4.429cm" svg:y1="14.462cm" svg:x2="4.556cm" svg:y2="20.939cm">
          <text:p/>
        </draw:line>
        <draw:custom-shape draw:style-name="gr1" draw:text-style-name="P2" draw:layer="layout" svg:width="4.318cm" svg:height="4.318cm" svg:x="2.27cm" svg:y="20.939cm">
          <text:p text:style-name="P1">Terminal</text:p>
          <text:p text:style-name="P1">St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25cm" svg:height="0.962cm" svg:x="7.026cm" svg:y="22.644cm">
          <draw:text-box>
            <text:p>v = 10</text:p>
          </draw:text-box>
        </draw:frame>
        <draw:frame draw:style-name="gr3" draw:text-style-name="P6" draw:layer="layout" svg:width="2.471cm" svg:height="0.962cm" svg:x="5.133cm" svg:y="16.929cm">
          <draw:text-box>
            <text:p>Rollo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1:24:05.665781708</meta:creation-date>
    <dc:date>2019-09-27T09:40:06.526140167</dc:date>
    <meta:editing-duration>PT22H5M43S</meta:editing-duration>
    <meta:editing-cycles>4</meta:editing-cycles>
    <meta:generator>LibreOffice/6.0.7.3$Linux_X86_64 LibreOffice_project/00m0$Build-3</meta:generator>
    <meta:document-statistic meta:object-count="18"/>
  </office:meta>
</office:document-meta>
</file>